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2pt" officeooo:rsid="000b0979" officeooo:paragraph-rsid="000b0979" style:font-size-asian="22pt" style:font-size-complex="22pt"/>
    </style:style>
    <style:style style:name="P3" style:family="paragraph" style:parent-style-name="Standard">
      <style:text-properties fo:font-size="22pt" fo:language="pt" fo:country="BR" style:font-size-asian="22pt" style:font-size-complex="22pt"/>
    </style:style>
    <style:style style:name="P4" style:family="paragraph" style:parent-style-name="Standard">
      <style:text-properties fo:font-size="22pt" fo:language="pt" fo:country="BR" officeooo:rsid="0009b266" officeooo:paragraph-rsid="0009b266" style:font-size-asian="22pt" style:font-size-complex="22pt"/>
    </style:style>
    <style:style style:name="P5" style:family="paragraph" style:parent-style-name="Standard">
      <style:text-properties officeooo:paragraph-rsid="0009b266"/>
    </style:style>
    <style:style style:name="P6" style:family="paragraph" style:parent-style-name="Standard">
      <style:text-properties fo:color="#000000" loext:opacity="100%" style:font-name="Cascadia Mono" fo:font-size="9.5pt" style:font-size-asian="9.5pt"/>
    </style:style>
    <style:style style:name="P7" style:family="paragraph" style:parent-style-name="Table_20_Contents">
      <style:text-properties fo:font-size="22pt" style:font-size-asian="22pt" style:font-size-complex="2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9b266" style:font-size-asian="10.5pt" style:font-size-complex="12pt"/>
    </style:style>
    <style:style style:name="T3" style:family="text">
      <style:text-properties fo:font-size="12pt" fo:language="pt" fo:country="BR" officeooo:rsid="0009b266" style:font-size-asian="10.5pt" style:font-size-complex="12pt"/>
    </style:style>
    <style:style style:name="T4" style:family="text">
      <style:text-properties officeooo:rsid="0009b266"/>
    </style:style>
    <style:style style:name="T5" style:family="text">
      <style:text-properties fo:language="pt" fo:country="BR"/>
    </style:style>
    <style:style style:name="T6" style:family="text">
      <style:text-properties fo:color="#0000ff" loext:opacity="100%" style:font-name="Cascadia Mono" fo:font-size="9.5pt" style:font-size-asian="9.5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fo:color="#2b91af" loext:opacity="100%" style:font-name="Cascadia Mono" fo:font-size="9.5pt" style:font-size-asian="9.5pt"/>
    </style:style>
    <style:style style:name="T9" style:family="text">
      <style:text-properties fo:color="#a31515" loext:opacity="100%" style:font-name="Cascadia Mono" fo:font-size="9.5pt" style:font-size-asian="9.5pt"/>
    </style:style>
    <style:style style:name="T10" style:family="text">
      <style:text-properties fo:color="#008000" loext:opacity="100%" style:font-name="Cascadia Mono" fo:font-size="9.5pt" style:font-size-asian="9.5pt"/>
    </style:style>
    <style:style style:name="T11" style:family="text">
      <style:text-properties fo:color="#800000" loext:opacity="100%" style:font-name="Cascadia Mono" fo:font-size="9.5pt" style:font-size-asian="9.5pt"/>
    </style:style>
    <style:style style:name="T12" style:family="text">
      <style:text-properties fo:color="#808080" loext:opacity="100%" style:font-name="Cascadia Mono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asyAdoSqlServer <text:span text:style-name="T2">é um gerenciador de conexão para banco de dados SqlServer.</text:span></text:p>
      <text:p text:style-name="P5"><text:span text:style-name="T3">Com ele não é mais preciso ficar gerenciado o estado da conexão, sendo somente necessário passar a query ou o nome da procedure que deseja executar, e caso o modelo que é passado pelo parâmetro do construtor for idêntico ao da tabela em questão da requisição, o mesmo possui um método de conversão automático para List&lt;T&gt; caso não for, poderá percorrer manualmente o DataTable de retorno e popular manualmente</text:span></text:p>
      <text:p text:style-name="P4"><text:span text:style-name="T1"/></text:p>
      <text:p text:style-name="P4"><text:span text:style-name="T1">Segue exemplo a baixo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6">using</text:span><text:span text:style-name="T7"> EasyAdo.Console.Modelos;</text:span></text:p>
            <text:p text:style-name="Standard"><text:span text:style-name="T6">using</text:span><text:span text:style-name="T7"> EasyAdo.SqlServer;</text:span></text:p>
            <text:p text:style-name="Standard"><text:span text:style-name="T6">using</text:span><text:span text:style-name="T7"> System;</text:span></text:p>
            <text:p text:style-name="Standard"><text:span text:style-name="T6">using</text:span><text:span text:style-name="T7"> System.Collections.Generic;</text:span></text:p>
            <text:p text:style-name="Standard"><text:span text:style-name="T6">using</text:span><text:span text:style-name="T7"> System.Data;</text:span></text:p>
            <text:p text:style-name="Standard"><text:span text:style-name="T6">using</text:span><text:span text:style-name="T7"> System.Data.SqlClient;</text:span></text:p>
            <text:p text:style-name="P6"/>
            <text:p text:style-name="Standard"><text:span text:style-name="T6">namespace</text:span><text:span text:style-name="T7"> EasyAdo.Console.Repositorios</text:span></text:p>
            <text:p text:style-name="Standard"><text:span text:style-name="T7">{</text:span></text:p>
            <text:p text:style-name="Standard"><text:span text:style-name="T7"><text:s text:c="4"/></text:span><text:span text:style-name="T6">public</text:span><text:span text:style-name="T7"> </text:span><text:span text:style-name="T6">class</text:span><text:span text:style-name="T7"> </text:span><text:span text:style-name="T8">REventos</text:span><text:span text:style-name="T7"> : Context&lt;Eventos&gt;</text:span></text:p>
            <text:p text:style-name="Standard"><text:span text:style-name="T7"><text:s text:c="4"/>{</text:span></text:p>
            <text:p text:style-name="Standard"><text:span text:style-name="T7"><text:s text:c="8"/></text:span><text:span text:style-name="T6">public</text:span><text:span text:style-name="T7"> </text:span><text:span text:style-name="T8">REventos</text:span><text:span text:style-name="T7">()</text:span></text:p>
            <text:p text:style-name="Standard"><text:span text:style-name="T7"><text:s text:c="8"/>{</text:span></text:p>
            <text:p text:style-name="Standard"><text:span text:style-name="T7"><text:s text:c="12"/>connectionString =</text:span></text:p>
            <text:p text:style-name="Standard"><text:span text:style-name="T7"><text:s text:c="16"/></text:span><text:span text:style-name="T9">"Data Source=localhost;Initial Catalog=dbProEventos;Integrated Security=True"</text:span><text:span text:style-name="T7">;</text:span></text:p>
            <text:p text:style-name="P6"/>
            <text:p text:style-name="Standard"><text:span text:style-name="T7"><text:s text:c="12"/></text:span><text:span text:style-name="T10">//Opcional</text:span></text:p>
            <text:p text:style-name="Standard"><text:span text:style-name="T7"><text:s text:c="12"/>timeOut = 180;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6">public</text:span><text:span text:style-name="T7"> List&lt;Eventos&gt; GetByActivedAutoConverter(</text:span><text:span text:style-name="T6">bool</text:span><text:span text:style-name="T7"> actived)</text:span></text:p>
            <text:p text:style-name="Standard"><text:span text:style-name="T7"><text:s text:c="8"/>{</text:span></text:p>
            <text:p text:style-name="Standard"><text:span text:style-name="T7"><text:s text:c="12"/>List&lt;SqlParameter&gt; parameters = </text:span><text:span text:style-name="T6">new</text:span><text:span text:style-name="T7">(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actived"</text:span><text:span text:style-name="T7">, Value = actived });</text:span></text:p>
            <text:p text:style-name="P6"/>
            <text:p text:style-name="Standard"><text:span text:style-name="T7"><text:s text:c="12"/></text:span><text:span text:style-name="T6">string</text:span><text:span text:style-name="T7"> query = </text:span><text:span text:style-name="T11">@"SELECT TOP (1000) Id</text:span></text:p>
            <text:p text:style-name="Standard"><text:span text:style-name="T11"><text:s text:c="30"/>,Local</text:span></text:p>
            <text:p text:style-name="Standard"><text:span text:style-name="T11"><text:s text:c="30"/>,DataEvento</text:span></text:p>
            <text:p text:style-name="Standard"><text:span text:style-name="T11"><text:s text:c="30"/>,Tema</text:span></text:p>
            <text:p text:style-name="Standard"><text:span text:style-name="T11"><text:s text:c="30"/>,QtdPessoas</text:span></text:p>
            <text:p text:style-name="Standard"><text:span text:style-name="T11"><text:s text:c="30"/>,ImagemUrl</text:span></text:p>
            <text:p text:style-name="Standard"><text:span text:style-name="T11"><text:s text:c="30"/>,Telefone</text:span></text:p>
            <text:p text:style-name="Standard"><text:span text:style-name="T11"><text:s text:c="30"/>,InsertDate</text:span></text:p>
            <text:p text:style-name="Standard"><text:span text:style-name="T11"><text:s text:c="30"/>,UpdateDate</text:span></text:p>
            <text:p text:style-name="Standard"><text:span text:style-name="T11"><text:s text:c="30"/>,Deleted</text:span></text:p>
            <text:p text:style-name="Standard"><text:span text:style-name="T11"><text:s text:c="30"/>,Active</text:span></text:p>
            <text:p text:style-name="Standard"><text:span text:style-name="T11"><text:s text:c="26"/>FROM Eventos WHERE Active = @actived"</text:span><text:span text:style-name="T7">;</text:span></text:p>
            <text:p text:style-name="P6"/>
            <text:p text:style-name="Standard"><text:span text:style-name="T7"><text:s text:c="12"/>Execute(query,</text:span></text:p>
            <text:p text:style-name="Standard"><text:span text:style-name="T7"><text:s text:c="16"/>parameters,</text:span></text:p>
            <text:p text:style-name="Standard"><text:span text:style-name="T7"><text:s text:c="16"/>SqlServer.EnumExecuteType.ExecuteType.ReaderQuery, </text:span><text:span text:style-name="T10">//LEITURA ATRAVÉS DE QUERY</text:span></text:p>
            <text:p text:style-name="Standard"><text:span text:style-name="T7"><text:s text:c="16"/></text:span><text:span text:style-name="T6">false</text:span><text:span text:style-name="T7">);</text:span></text:p>
            <text:p text:style-name="P6"/>
            <text:p text:style-name="Standard"><text:span text:style-name="T7"><text:s text:c="12"/></text:span><text:span text:style-name="T10">//Somente funcional caso o Modelo for identico a tabela na base de dados.</text:span></text:p>
            <text:p text:style-name="Standard"><text:span text:style-name="T7"><text:s text:c="12"/></text:span><text:span text:style-name="T10">//Caso não, utilize como referencia o método GetByActivedManualConverter nessa classe</text:span></text:p>
            <text:p text:style-name="Standard"><text:soft-page-break/><text:span text:style-name="T7"><text:s text:c="12"/></text:span><text:span text:style-name="T6">var</text:span><text:span text:style-name="T7"> result = ConverterDataTableToList&lt;Eventos&gt;(dataTable);</text:span></text:p>
            <text:p text:style-name="P6"/>
            <text:p text:style-name="Standard"><text:span text:style-name="T7"><text:s text:c="12"/></text:span><text:span text:style-name="T6">return</text:span><text:span text:style-name="T7"> result;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6">public</text:span><text:span text:style-name="T7"> List&lt;Eventos&gt; GetByActivedManualConverter(</text:span><text:span text:style-name="T6">bool</text:span><text:span text:style-name="T7"> actived)</text:span></text:p>
            <text:p text:style-name="Standard"><text:span text:style-name="T7"><text:s text:c="8"/>{</text:span></text:p>
            <text:p text:style-name="Standard"><text:span text:style-name="T7"><text:s text:c="12"/>List&lt;Eventos&gt; result = </text:span><text:span text:style-name="T6">new</text:span><text:span text:style-name="T7">();</text:span></text:p>
            <text:p text:style-name="Standard"><text:span text:style-name="T7"><text:s text:c="12"/>List&lt;SqlParameter&gt; parameters = </text:span><text:span text:style-name="T6">new</text:span><text:span text:style-name="T7">(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actived"</text:span><text:span text:style-name="T7">, Value = actived });</text:span></text:p>
            <text:p text:style-name="P6"/>
            <text:p text:style-name="Standard"><text:span text:style-name="T7"><text:s text:c="12"/></text:span><text:span text:style-name="T6">string</text:span><text:span text:style-name="T7"> query = </text:span><text:span text:style-name="T11">@"SELECT TOP (1000) Id</text:span></text:p>
            <text:p text:style-name="Standard"><text:span text:style-name="T11"><text:s text:c="30"/>,Local</text:span></text:p>
            <text:p text:style-name="Standard"><text:span text:style-name="T11"><text:s text:c="30"/>,DataEvento</text:span></text:p>
            <text:p text:style-name="Standard"><text:span text:style-name="T11"><text:s text:c="30"/>,Tema</text:span></text:p>
            <text:p text:style-name="Standard"><text:span text:style-name="T11"><text:s text:c="30"/>,QtdPessoas</text:span></text:p>
            <text:p text:style-name="Standard"><text:span text:style-name="T11"><text:s text:c="30"/>,ImagemUrl</text:span></text:p>
            <text:p text:style-name="Standard"><text:span text:style-name="T11"><text:s text:c="30"/>,Telefone</text:span></text:p>
            <text:p text:style-name="Standard"><text:span text:style-name="T11"><text:s text:c="30"/>,InsertDate</text:span></text:p>
            <text:p text:style-name="Standard"><text:span text:style-name="T11"><text:s text:c="30"/>,UpdateDate</text:span></text:p>
            <text:p text:style-name="Standard"><text:span text:style-name="T11"><text:s text:c="30"/>,Deleted</text:span></text:p>
            <text:p text:style-name="Standard"><text:span text:style-name="T11"><text:s text:c="30"/>,Active</text:span></text:p>
            <text:p text:style-name="Standard"><text:span text:style-name="T11"><text:s text:c="26"/>FROM Eventos WHERE Active = @actived"</text:span><text:span text:style-name="T7">;</text:span></text:p>
            <text:p text:style-name="P6"/>
            <text:p text:style-name="Standard"><text:span text:style-name="T7"><text:s text:c="12"/>Execute(query,</text:span></text:p>
            <text:p text:style-name="Standard"><text:span text:style-name="T7"><text:s text:c="16"/>parameters,</text:span></text:p>
            <text:p text:style-name="Standard"><text:span text:style-name="T7"><text:s text:c="16"/>SqlServer.EnumExecuteType.ExecuteType.ReaderQuery, </text:span><text:span text:style-name="T10">//LEITURA ATRAVÉS DE QUERY</text:span></text:p>
            <text:p text:style-name="Standard"><text:span text:style-name="T7"><text:s text:c="16"/></text:span><text:span text:style-name="T6">false</text:span><text:span text:style-name="T7">);</text:span></text:p>
            <text:p text:style-name="P6"/>
            <text:p text:style-name="Standard"><text:span text:style-name="T7"><text:s text:c="12"/></text:span><text:span text:style-name="T6">foreach</text:span><text:span text:style-name="T7"> (DataRow item </text:span><text:span text:style-name="T6">in</text:span><text:span text:style-name="T7"> dataTable.Rows)</text:span></text:p>
            <text:p text:style-name="Standard"><text:span text:style-name="T7"><text:s text:c="12"/>{</text:span></text:p>
            <text:p text:style-name="Standard"><text:span text:style-name="T7"><text:s text:c="16"/>result.Add(</text:span><text:span text:style-name="T6">new</text:span><text:span text:style-name="T7"> Eventos()</text:span></text:p>
            <text:p text:style-name="Standard"><text:span text:style-name="T7"><text:s text:c="16"/>{</text:span></text:p>
            <text:p text:style-name="Standard"><text:span text:style-name="T7"><text:s text:c="20"/>Id = </text:span><text:span text:style-name="T6">int</text:span><text:span text:style-name="T7">.Parse(item[</text:span><text:span text:style-name="T9">"Id"</text:span><text:span text:style-name="T7">].ToString()),</text:span></text:p>
            <text:p text:style-name="Standard"><text:span text:style-name="T7"><text:s text:c="20"/>Active = </text:span><text:span text:style-name="T6">bool</text:span><text:span text:style-name="T7">.Parse(item[</text:span><text:span text:style-name="T9">"Active"</text:span><text:span text:style-name="T7">].ToString()),</text:span></text:p>
            <text:p text:style-name="Standard"><text:span text:style-name="T7"><text:s text:c="20"/>DataEvento = DateTime.Parse(item[</text:span><text:span text:style-name="T9">"DataEvento"</text:span><text:span text:style-name="T7">].ToString()),</text:span></text:p>
            <text:p text:style-name="Standard"><text:span text:style-name="T7"><text:s text:c="20"/>Deleted = </text:span><text:span text:style-name="T6">bool</text:span><text:span text:style-name="T7">.Parse(item[</text:span><text:span text:style-name="T9">"Deleted"</text:span><text:span text:style-name="T7">].ToString()),</text:span></text:p>
            <text:p text:style-name="Standard"><text:span text:style-name="T7"><text:s text:c="20"/>ImagemUrl = item[</text:span><text:span text:style-name="T9">"ImagemUrl"</text:span><text:span text:style-name="T7">].ToString(),</text:span></text:p>
            <text:p text:style-name="Standard"><text:span text:style-name="T7"><text:s text:c="20"/>InsertDate = DateTime.Parse(item[</text:span><text:span text:style-name="T9">"InsertDate"</text:span><text:span text:style-name="T7">].ToString()),</text:span></text:p>
            <text:p text:style-name="Standard"><text:span text:style-name="T7"><text:s text:c="20"/>Local = item[</text:span><text:span text:style-name="T9">"Local"</text:span><text:span text:style-name="T7">].ToString(),</text:span></text:p>
            <text:p text:style-name="Standard"><text:span text:style-name="T7"><text:s text:c="20"/>QtdPessoas = </text:span><text:span text:style-name="T6">int</text:span><text:span text:style-name="T7">.Parse(item[</text:span><text:span text:style-name="T9">"QtdPessoas"</text:span><text:span text:style-name="T7">].ToString()),</text:span></text:p>
            <text:p text:style-name="Standard"><text:span text:style-name="T7"><text:s text:c="20"/>Telefone = item[</text:span><text:span text:style-name="T9">"Telefone"</text:span><text:span text:style-name="T7">].ToString(),</text:span></text:p>
            <text:p text:style-name="Standard"><text:span text:style-name="T7"><text:s text:c="20"/>Tema = item[</text:span><text:span text:style-name="T9">"Tema"</text:span><text:span text:style-name="T7">].ToString(),</text:span></text:p>
            <text:p text:style-name="Standard"><text:span text:style-name="T7"><text:s text:c="20"/>UpdateDate = DateTime.Parse(item[</text:span><text:span text:style-name="T9">"UpdateDate"</text:span><text:span text:style-name="T7">].ToString())</text:span></text:p>
            <text:p text:style-name="Standard"><text:span text:style-name="T7"><text:s text:c="16"/>});</text:span></text:p>
            <text:p text:style-name="Standard"><text:span text:style-name="T7"><text:s text:c="12"/>}</text:span></text:p>
            <text:p text:style-name="P6"/>
            <text:p text:style-name="Standard"><text:span text:style-name="T7"><text:s text:c="12"/></text:span><text:span text:style-name="T6">return</text:span><text:span text:style-name="T7"> result;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6">public</text:span><text:span text:style-name="T7"> List&lt;Eventos&gt; GetByProcActived(</text:span><text:span text:style-name="T6">bool</text:span><text:span text:style-name="T7"> actived)</text:span></text:p>
            <text:p text:style-name="Standard"><text:span text:style-name="T7"><text:s text:c="8"/>{</text:span></text:p>
            <text:p text:style-name="Standard"><text:span text:style-name="T7"><text:s text:c="12"/>List&lt;Eventos&gt; result = </text:span><text:span text:style-name="T6">new</text:span><text:span text:style-name="T7">();</text:span></text:p>
            <text:p text:style-name="Standard"><text:span text:style-name="T7"><text:s text:c="12"/>List&lt;SqlParameter&gt; parameters = </text:span><text:span text:style-name="T6">new</text:span><text:span text:style-name="T7">();</text:span></text:p>
            <text:p text:style-name="P6"/>
            <text:p text:style-name="Standard"><text:span text:style-name="T7"><text:s text:c="12"/>Execute(</text:span><text:span text:style-name="T9">"ProcGetByActived"</text:span><text:span text:style-name="T7">,</text:span></text:p>
            <text:p text:style-name="Standard"><text:span text:style-name="T7"><text:s text:c="16"/>parameters,</text:span></text:p>
            <text:p text:style-name="Standard"><text:span text:style-name="T7"><text:s text:c="16"/>SqlServer.EnumExecuteType.ExecuteType.ReaderProcedure, </text:span><text:span text:style-name="T10">//LEITURA ATRAVÉS </text:span><text:soft-page-break/><text:span text:style-name="T10">DE PROCEDURE</text:span></text:p>
            <text:p text:style-name="Standard"><text:span text:style-name="T7"><text:s text:c="16"/></text:span><text:span text:style-name="T6">false</text:span><text:span text:style-name="T7">);</text:span></text:p>
            <text:p text:style-name="P6"/>
            <text:p text:style-name="Standard"><text:span text:style-name="T7"><text:s text:c="12"/></text:span><text:span text:style-name="T6">foreach</text:span><text:span text:style-name="T7"> (DataRow item </text:span><text:span text:style-name="T6">in</text:span><text:span text:style-name="T7"> dataTable.Rows)</text:span></text:p>
            <text:p text:style-name="Standard"><text:span text:style-name="T7"><text:s text:c="12"/>{</text:span></text:p>
            <text:p text:style-name="Standard"><text:span text:style-name="T7"><text:s text:c="16"/>result.Add(</text:span><text:span text:style-name="T6">new</text:span><text:span text:style-name="T7"> Eventos()</text:span></text:p>
            <text:p text:style-name="Standard"><text:span text:style-name="T7"><text:s text:c="16"/>{</text:span></text:p>
            <text:p text:style-name="Standard"><text:span text:style-name="T7"><text:s text:c="20"/>Id = </text:span><text:span text:style-name="T6">int</text:span><text:span text:style-name="T7">.Parse(item[</text:span><text:span text:style-name="T9">"Id"</text:span><text:span text:style-name="T7">].ToString()),</text:span></text:p>
            <text:p text:style-name="Standard"><text:span text:style-name="T7"><text:s text:c="20"/>Active = </text:span><text:span text:style-name="T6">bool</text:span><text:span text:style-name="T7">.Parse(item[</text:span><text:span text:style-name="T9">"Active"</text:span><text:span text:style-name="T7">].ToString()),</text:span></text:p>
            <text:p text:style-name="Standard"><text:span text:style-name="T7"><text:s text:c="20"/>DataEvento = DateTime.Parse(item[</text:span><text:span text:style-name="T9">"DataEvento"</text:span><text:span text:style-name="T7">].ToString()),</text:span></text:p>
            <text:p text:style-name="Standard"><text:span text:style-name="T7"><text:s text:c="20"/>Deleted = </text:span><text:span text:style-name="T6">bool</text:span><text:span text:style-name="T7">.Parse(item[</text:span><text:span text:style-name="T9">"Deleted"</text:span><text:span text:style-name="T7">].ToString()),</text:span></text:p>
            <text:p text:style-name="Standard"><text:span text:style-name="T7"><text:s text:c="20"/>ImagemUrl = item[</text:span><text:span text:style-name="T9">"ImagemUrl"</text:span><text:span text:style-name="T7">].ToString(),</text:span></text:p>
            <text:p text:style-name="Standard"><text:span text:style-name="T7"><text:s text:c="20"/>InsertDate = DateTime.Parse(item[</text:span><text:span text:style-name="T9">"InsertDate"</text:span><text:span text:style-name="T7">].ToString()),</text:span></text:p>
            <text:p text:style-name="Standard"><text:span text:style-name="T7"><text:s text:c="20"/>Local = item[</text:span><text:span text:style-name="T9">"Local"</text:span><text:span text:style-name="T7">].ToString(),</text:span></text:p>
            <text:p text:style-name="Standard"><text:span text:style-name="T7"><text:s text:c="20"/>QtdPessoas = </text:span><text:span text:style-name="T6">int</text:span><text:span text:style-name="T7">.Parse(item[</text:span><text:span text:style-name="T9">"QtdPessoas"</text:span><text:span text:style-name="T7">].ToString()),</text:span></text:p>
            <text:p text:style-name="Standard"><text:span text:style-name="T7"><text:s text:c="20"/>Telefone = item[</text:span><text:span text:style-name="T9">"Telefone"</text:span><text:span text:style-name="T7">].ToString(),</text:span></text:p>
            <text:p text:style-name="Standard"><text:span text:style-name="T7"><text:s text:c="20"/>Tema = item[</text:span><text:span text:style-name="T9">"Tema"</text:span><text:span text:style-name="T7">].ToString(),</text:span></text:p>
            <text:p text:style-name="Standard"><text:span text:style-name="T7"><text:s text:c="20"/>UpdateDate = DateTime.Parse(item[</text:span><text:span text:style-name="T9">"UpdateDate"</text:span><text:span text:style-name="T7">].ToString())</text:span></text:p>
            <text:p text:style-name="Standard"><text:span text:style-name="T7"><text:s text:c="16"/>});</text:span></text:p>
            <text:p text:style-name="Standard"><text:span text:style-name="T7"><text:s text:c="12"/>}</text:span></text:p>
            <text:p text:style-name="P6"/>
            <text:p text:style-name="Standard"><text:span text:style-name="T7"><text:s text:c="12"/></text:span><text:span text:style-name="T6">return</text:span><text:span text:style-name="T7"> result;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6">public</text:span><text:span text:style-name="T7"> </text:span><text:span text:style-name="T6">int</text:span><text:span text:style-name="T7"> ManualInsertNonQuery(Eventos item)</text:span></text:p>
            <text:p text:style-name="Standard"><text:span text:style-name="T7"><text:s text:c="8"/>{</text:span></text:p>
            <text:p text:style-name="Standard"><text:span text:style-name="T7"><text:s text:c="12"/>List&lt;SqlParameter&gt; parameters = </text:span><text:span text:style-name="T6">new</text:span><text:span text:style-name="T7">(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Local"</text:span><text:span text:style-name="T7">, Value = item.Local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DataEvento"</text:span><text:span text:style-name="T7">, Value = item.DataEvento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Tema"</text:span><text:span text:style-name="T7">, Value = item.Tema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QtdPessoas"</text:span><text:span text:style-name="T7">, Value = item.QtdPessoas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ImagemUrl"</text:span><text:span text:style-name="T7">, Value = item.ImagemUrl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Telefone"</text:span><text:span text:style-name="T7">, Value = item.Telefone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InsertDate"</text:span><text:span text:style-name="T7">, Value = item.InsertDate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UpdateDate"</text:span><text:span text:style-name="T7">, Value = item.UpdateDate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Deleted"</text:span><text:span text:style-name="T7">, Value = item.Deleted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Active"</text:span><text:span text:style-name="T7">, Value = item.Active });</text:span></text:p>
            <text:p text:style-name="P6"/>
            <text:p text:style-name="Standard"><text:span text:style-name="T7"><text:s text:c="12"/></text:span><text:span text:style-name="T6">string</text:span><text:span text:style-name="T7"> query = </text:span><text:span text:style-name="T11">@"INSERT INTO Eventos</text:span></text:p>
            <text:p text:style-name="Standard"><text:span text:style-name="T11"><text:s text:c="31"/>(Local</text:span></text:p>
            <text:p text:style-name="Standard"><text:span text:style-name="T11"><text:s text:c="31"/>,DataEvento</text:span></text:p>
            <text:p text:style-name="Standard"><text:span text:style-name="T11"><text:s text:c="31"/>,Tema</text:span></text:p>
            <text:p text:style-name="Standard"><text:span text:style-name="T11"><text:s text:c="31"/>,QtdPessoas</text:span></text:p>
            <text:p text:style-name="Standard"><text:span text:style-name="T11"><text:s text:c="31"/>,ImagemUrl</text:span></text:p>
            <text:p text:style-name="Standard"><text:span text:style-name="T11"><text:s text:c="31"/>,Telefone</text:span></text:p>
            <text:p text:style-name="Standard"><text:span text:style-name="T11"><text:s text:c="31"/>,InsertDate</text:span></text:p>
            <text:p text:style-name="Standard"><text:span text:style-name="T11"><text:s text:c="31"/>,UpdateDate</text:span></text:p>
            <text:p text:style-name="Standard"><text:span text:style-name="T11"><text:s text:c="31"/>,Deleted</text:span></text:p>
            <text:p text:style-name="Standard"><text:span text:style-name="T11"><text:s text:c="31"/>,Active)</text:span></text:p>
            <text:p text:style-name="Standard"><text:span text:style-name="T11"><text:s text:c="25"/>VALUES</text:span></text:p>
            <text:p text:style-name="Standard"><text:soft-page-break/><text:span text:style-name="T11"><text:s text:c="31"/>(@Local</text:span></text:p>
            <text:p text:style-name="Standard"><text:span text:style-name="T11"><text:s text:c="31"/>,@DataEvento</text:span></text:p>
            <text:p text:style-name="Standard"><text:span text:style-name="T11"><text:s text:c="31"/>,@Tema</text:span></text:p>
            <text:p text:style-name="Standard"><text:span text:style-name="T11"><text:s text:c="31"/>,@QtdPessoas</text:span></text:p>
            <text:p text:style-name="Standard"><text:span text:style-name="T11"><text:s text:c="31"/>,@ImagemUrl</text:span></text:p>
            <text:p text:style-name="Standard"><text:span text:style-name="T11"><text:s text:c="31"/>,@Telefone</text:span></text:p>
            <text:p text:style-name="Standard"><text:span text:style-name="T11"><text:s text:c="31"/>,@InsertDate</text:span></text:p>
            <text:p text:style-name="Standard"><text:span text:style-name="T11"><text:s text:c="31"/>,@UpdateDate</text:span></text:p>
            <text:p text:style-name="Standard"><text:span text:style-name="T11"><text:s text:c="31"/>,@Deleted</text:span></text:p>
            <text:p text:style-name="Standard"><text:span text:style-name="T11"><text:s text:c="31"/>,@Active)"</text:span><text:span text:style-name="T7">;</text:span></text:p>
            <text:p text:style-name="P6"/>
            <text:p text:style-name="Standard"><text:span text:style-name="T7"><text:s text:c="12"/></text:span><text:span text:style-name="T6">return</text:span><text:span text:style-name="T7"> Execute(query,</text:span></text:p>
            <text:p text:style-name="Standard"><text:span text:style-name="T7"><text:s text:c="16"/>parameters,</text:span></text:p>
            <text:p text:style-name="Standard"><text:span text:style-name="T7"><text:s text:c="16"/>SqlServer.EnumExecuteType.ExecuteType.NonQuery, </text:span><text:span text:style-name="T10">//INSERT ATRAVÉS DE QUERY</text:span></text:p>
            <text:p text:style-name="Standard"><text:span text:style-name="T7"><text:s text:c="16"/></text:span><text:span text:style-name="T6">false</text:span><text:span text:style-name="T7">);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6">public</text:span><text:span text:style-name="T7"> </text:span><text:span text:style-name="T6">int</text:span><text:span text:style-name="T7"> ManualInsertNonProcedure(Eventos item)</text:span></text:p>
            <text:p text:style-name="Standard"><text:span text:style-name="T7"><text:s text:c="8"/>{</text:span></text:p>
            <text:p text:style-name="Standard"><text:span text:style-name="T7"><text:s text:c="12"/>List&lt;SqlParameter&gt; parameters = </text:span><text:span text:style-name="T6">new</text:span><text:span text:style-name="T7">(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Local"</text:span><text:span text:style-name="T7">, Value = item.Local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DataEvento"</text:span><text:span text:style-name="T7">, Value = item.DataEvento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Tema"</text:span><text:span text:style-name="T7">, Value = item.Tema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QtdPessoas"</text:span><text:span text:style-name="T7">, Value = item.QtdPessoas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ImagemUrl"</text:span><text:span text:style-name="T7">, Value = item.ImagemUrl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Telefone"</text:span><text:span text:style-name="T7">, Value = item.Telefone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InsertDate"</text:span><text:span text:style-name="T7">, Value = item.InsertDate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UpdateDate"</text:span><text:span text:style-name="T7">, Value = item.UpdateDate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Deleted"</text:span><text:span text:style-name="T7">, Value = item.Deleted });</text:span></text:p>
            <text:p text:style-name="Standard"><text:span text:style-name="T7"><text:s text:c="12"/>parameters.Add(</text:span><text:span text:style-name="T6">new</text:span><text:span text:style-name="T7"> SqlParameter() { ParameterName = </text:span><text:span text:style-name="T9">"@Active"</text:span><text:span text:style-name="T7">, Value = item.Active });</text:span></text:p>
            <text:p text:style-name="P6"/>
            <text:p text:style-name="Standard"><text:span text:style-name="T7"><text:s text:c="12"/></text:span><text:span text:style-name="T6">return</text:span><text:span text:style-name="T7"> Execute(</text:span><text:span text:style-name="T9">"ProcInsert"</text:span><text:span text:style-name="T7">,</text:span></text:p>
            <text:p text:style-name="Standard"><text:span text:style-name="T7"><text:s text:c="16"/>parameters,</text:span></text:p>
            <text:p text:style-name="Standard"><text:span text:style-name="T7"><text:s text:c="16"/>SqlServer.EnumExecuteType.ExecuteType.NonProcedure, </text:span><text:span text:style-name="T10">//INSERT ATRAVÉS DE PROCEDURE</text:span></text:p>
            <text:p text:style-name="Standard"><text:span text:style-name="T7"><text:s text:c="16"/></text:span><text:span text:style-name="T6">false</text:span><text:span text:style-name="T7">);</text:span></text:p>
            <text:p text:style-name="Standard"><text:span text:style-name="T7"><text:s text:c="8"/>}</text:span></text:p>
            <text:p text:style-name="Standard"><text:span text:style-name="T7"><text:s text:c="4"/>}</text:span></text:p>
            <text:p text:style-name="Standard"><text:span text:style-name="T7">}</text:span></text:p>
            <text:p text:style-name="P2"/>
          </table:table-cell>
        </table:table-row>
        <table:table-row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<text:span text:style-name="T6">using</text:span><text:span text:style-name="T7"> EasyAdo.Console.Modelos;</text:span></text:p>
            <text:p text:style-name="Standard"><text:span text:style-name="T6">using</text:span><text:span text:style-name="T7"> EasyAdo.Console.Repositorios;</text:span></text:p>
            <text:p text:style-name="Standard"><text:span text:style-name="T6">using</text:span><text:span text:style-name="T7"> System;</text:span></text:p>
            <text:p text:style-name="Standard"><text:span text:style-name="T6">using</text:span><text:span text:style-name="T7"> System.Collections.Generic;</text:span></text:p>
            <text:p text:style-name="P6"/>
            <text:p text:style-name="Standard"><text:soft-page-break/><text:span text:style-name="T6">namespace</text:span><text:span text:style-name="T7"> EasyAdo.Console.Negocios</text:span></text:p>
            <text:p text:style-name="Standard"><text:span text:style-name="T7">{</text:span></text:p>
            <text:p text:style-name="Standard"><text:span text:style-name="T7"><text:s text:c="4"/></text:span><text:span text:style-name="T6">public</text:span><text:span text:style-name="T7"> </text:span><text:span text:style-name="T6">class</text:span><text:span text:style-name="T7"> </text:span><text:span text:style-name="T8">NEventos</text:span></text:p>
            <text:p text:style-name="Standard"><text:span text:style-name="T7"><text:s text:c="4"/>{</text:span></text:p>
            <text:p text:style-name="Standard"><text:span text:style-name="T7"><text:s text:c="8"/></text:span><text:span text:style-name="T6">public</text:span><text:span text:style-name="T7"> List&lt;Eventos&gt; GetByActivedAutoConverter(</text:span><text:span text:style-name="T6">bool</text:span><text:span text:style-name="T7"> actived)</text:span></text:p>
            <text:p text:style-name="Standard"><text:span text:style-name="T7"><text:s text:c="8"/>{</text:span></text:p>
            <text:p text:style-name="Standard"><text:span text:style-name="T7"><text:s text:c="12"/></text:span><text:span text:style-name="T6">using</text:span><text:span text:style-name="T7">(REventos rEventos = </text:span><text:span text:style-name="T6">new</text:span><text:span text:style-name="T7"> REventos())</text:span></text:p>
            <text:p text:style-name="Standard"><text:span text:style-name="T7"><text:s text:c="12"/>{</text:span></text:p>
            <text:p text:style-name="Standard"><text:span text:style-name="T7"><text:s text:c="16"/></text:span><text:span text:style-name="T6">var</text:span><text:span text:style-name="T7"> result = rEventos.GetByActivedAutoConverter(actived);</text:span></text:p>
            <text:p text:style-name="Standard"><text:span text:style-name="T7"><text:s text:c="16"/></text:span><text:span text:style-name="T6">return</text:span><text:span text:style-name="T7"> result;</text:span></text:p>
            <text:p text:style-name="Standard"><text:span text:style-name="T7"><text:s text:c="12"/>}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6">public</text:span><text:span text:style-name="T7"> List&lt;Eventos&gt; GetByActivedManualConverter(</text:span><text:span text:style-name="T6">bool</text:span><text:span text:style-name="T7"> actived)</text:span></text:p>
            <text:p text:style-name="Standard"><text:span text:style-name="T7"><text:s text:c="8"/>{</text:span></text:p>
            <text:p text:style-name="Standard"><text:span text:style-name="T7"><text:s text:c="12"/></text:span><text:span text:style-name="T6">using</text:span><text:span text:style-name="T7"> (REventos rEventos = </text:span><text:span text:style-name="T6">new</text:span><text:span text:style-name="T7"> REventos())</text:span></text:p>
            <text:p text:style-name="Standard"><text:span text:style-name="T7"><text:s text:c="12"/>{</text:span></text:p>
            <text:p text:style-name="Standard"><text:span text:style-name="T7"><text:s text:c="16"/></text:span><text:span text:style-name="T6">var</text:span><text:span text:style-name="T7"> result = rEventos.GetByActivedAutoConverter(actived);</text:span></text:p>
            <text:p text:style-name="Standard"><text:span text:style-name="T7"><text:s text:c="16"/></text:span><text:span text:style-name="T6">return</text:span><text:span text:style-name="T7"> result;</text:span></text:p>
            <text:p text:style-name="Standard"><text:span text:style-name="T7"><text:s text:c="12"/>}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12">///</text:span><text:span text:style-name="T10"> </text:span><text:span text:style-name="T12">&lt;summary&gt;</text:span></text:p>
            <text:p text:style-name="Standard"><text:span text:style-name="T7"><text:s text:c="8"/></text:span><text:span text:style-name="T12">///</text:span><text:span text:style-name="T10"> Caso não queira utilizar os métodos padrão do contexto e ou</text:span></text:p>
            <text:p text:style-name="Standard"><text:span text:style-name="T7"><text:s text:c="8"/></text:span><text:span text:style-name="T12">///</text:span><text:span text:style-name="T10"> o modelo nao corresponda a tabela em especifico</text:span></text:p>
            <text:p text:style-name="Standard"><text:span text:style-name="T7"><text:s text:c="8"/></text:span><text:span text:style-name="T12">///</text:span><text:span text:style-name="T10"> </text:span><text:span text:style-name="T12">&lt;/summary&gt;</text:span></text:p>
            <text:p text:style-name="Standard"><text:span text:style-name="T7"><text:s text:c="8"/></text:span><text:span text:style-name="T12">///</text:span><text:span text:style-name="T10"> </text:span><text:span text:style-name="T12">&lt;param</text:span><text:span text:style-name="T7"> </text:span><text:span text:style-name="T12">name="</text:span><text:span text:style-name="T7">item</text:span><text:span text:style-name="T12">"&gt;&lt;/param&gt;</text:span></text:p>
            <text:p text:style-name="Standard"><text:span text:style-name="T7"><text:s text:c="8"/></text:span><text:span text:style-name="T12">///</text:span><text:span text:style-name="T10"> </text:span><text:span text:style-name="T12">&lt;returns&gt;&lt;/returns&gt;</text:span></text:p>
            <text:p text:style-name="Standard"><text:span text:style-name="T7"><text:s text:c="8"/></text:span><text:span text:style-name="T6">public</text:span><text:span text:style-name="T7"> </text:span><text:span text:style-name="T6">int</text:span><text:span text:style-name="T7"> ManualInsert(Eventos item)</text:span></text:p>
            <text:p text:style-name="Standard"><text:span text:style-name="T7"><text:s text:c="8"/>{</text:span></text:p>
            <text:p text:style-name="Standard"><text:span text:style-name="T7"><text:s text:c="12"/></text:span><text:span text:style-name="T6">using</text:span><text:span text:style-name="T7"> (REventos rEventos = </text:span><text:span text:style-name="T6">new</text:span><text:span text:style-name="T7"> REventos())</text:span></text:p>
            <text:p text:style-name="Standard"><text:span text:style-name="T7"><text:s text:c="12"/>{</text:span></text:p>
            <text:p text:style-name="Standard"><text:span text:style-name="T7"><text:s text:c="16"/></text:span><text:span text:style-name="T6">var</text:span><text:span text:style-name="T7"> result = rEventos.ManualInsert(item);</text:span></text:p>
            <text:p text:style-name="Standard"><text:span text:style-name="T7"><text:s text:c="16"/></text:span><text:span text:style-name="T6">return</text:span><text:span text:style-name="T7"> result;</text:span></text:p>
            <text:p text:style-name="Standard"><text:span text:style-name="T7"><text:s text:c="12"/>}</text:span></text:p>
            <text:p text:style-name="Standard"><text:span text:style-name="T7"><text:s text:c="8"/>}</text:span></text:p>
            <text:p text:style-name="P6"/>
            <text:p text:style-name="P6"/>
            <text:p text:style-name="Standard"><text:span text:style-name="T7"><text:s text:c="8"/></text:span><text:span text:style-name="T12">///</text:span><text:span text:style-name="T10"> </text:span><text:span text:style-name="T12">&lt;summary&gt;</text:span></text:p>
            <text:p text:style-name="Standard"><text:span text:style-name="T7"><text:s text:c="8"/></text:span><text:span text:style-name="T12">///</text:span><text:span text:style-name="T10"> Métodos Default do Context.</text:span></text:p>
            <text:p text:style-name="Standard"><text:span text:style-name="T7"><text:s text:c="8"/></text:span><text:span text:style-name="T12">///</text:span><text:span text:style-name="T10"> Somente utilizar, caso o model que foi passado no parametro da classe</text:span></text:p>
            <text:p text:style-name="Standard"><text:span text:style-name="T7"><text:s text:c="8"/></text:span><text:span text:style-name="T12">///</text:span><text:span text:style-name="T10"> seja identico a sua tabela correspondente na base de dados</text:span></text:p>
            <text:p text:style-name="Standard"><text:span text:style-name="T7"><text:s text:c="8"/></text:span><text:span text:style-name="T12">///</text:span><text:span text:style-name="T10"> </text:span><text:span text:style-name="T12">&lt;/summary&gt;</text:span></text:p>
            <text:p text:style-name="Standard"><text:span text:style-name="T7"><text:s text:c="8"/></text:span><text:span text:style-name="T12">///</text:span><text:span text:style-name="T10"> </text:span><text:span text:style-name="T12">&lt;param</text:span><text:span text:style-name="T7"> </text:span><text:span text:style-name="T12">name="</text:span><text:span text:style-name="T7">item</text:span><text:span text:style-name="T12">"&gt;&lt;/param&gt;</text:span></text:p>
            <text:p text:style-name="Standard"><text:span text:style-name="T7"><text:s text:c="8"/></text:span><text:span text:style-name="T12">///</text:span><text:span text:style-name="T10"> </text:span><text:span text:style-name="T12">&lt;returns&gt;&lt;/returns&gt;</text:span></text:p>
            <text:p text:style-name="Standard"><text:span text:style-name="T7"><text:s text:c="8"/></text:span><text:span text:style-name="T6">public</text:span><text:span text:style-name="T7"> List&lt;Eventos&gt; AutoGetAll(Eventos item)</text:span></text:p>
            <text:p text:style-name="Standard"><text:span text:style-name="T7"><text:s text:c="8"/>{</text:span></text:p>
            <text:p text:style-name="Standard"><text:span text:style-name="T7"><text:s text:c="12"/></text:span><text:span text:style-name="T6">using</text:span><text:span text:style-name="T7"> (REventos rEventos = </text:span><text:span text:style-name="T6">new</text:span><text:span text:style-name="T7"> REventos())</text:span></text:p>
            <text:p text:style-name="Standard"><text:span text:style-name="T7"><text:s text:c="12"/>{</text:span></text:p>
            <text:p text:style-name="Standard"><text:span text:style-name="T7"><text:s text:c="16"/></text:span><text:span text:style-name="T6">var</text:span><text:span text:style-name="T7"> result = rEventos.GetAll();</text:span></text:p>
            <text:p text:style-name="Standard"><text:span text:style-name="T7"><text:s text:c="16"/></text:span><text:span text:style-name="T6">return</text:span><text:span text:style-name="T7"> result;</text:span></text:p>
            <text:p text:style-name="Standard"><text:span text:style-name="T7"><text:s text:c="12"/>}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6">public</text:span><text:span text:style-name="T7"> </text:span><text:span text:style-name="T6">int</text:span><text:span text:style-name="T7"> AutoInsert(Eventos item)</text:span></text:p>
            <text:p text:style-name="Standard"><text:span text:style-name="T7"><text:s text:c="8"/>{</text:span></text:p>
            <text:p text:style-name="Standard"><text:span text:style-name="T7"><text:s text:c="12"/></text:span><text:span text:style-name="T6">using</text:span><text:span text:style-name="T7"> (REventos rEventos = </text:span><text:span text:style-name="T6">new</text:span><text:span text:style-name="T7"> REventos())</text:span></text:p>
            <text:p text:style-name="Standard"><text:span text:style-name="T7"><text:s text:c="12"/>{</text:span></text:p>
            <text:p text:style-name="Standard"><text:span text:style-name="T7"><text:s text:c="16"/></text:span><text:span text:style-name="T6">var</text:span><text:span text:style-name="T7"> result = rEventos.Insert(item);</text:span></text:p>
            <text:p text:style-name="Standard"><text:span text:style-name="T7"><text:s text:c="16"/></text:span><text:span text:style-name="T6">return</text:span><text:span text:style-name="T7"> result;</text:span></text:p>
            <text:p text:style-name="Standard"><text:soft-page-break/><text:span text:style-name="T7"><text:s text:c="12"/>}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6">public</text:span><text:span text:style-name="T7"> </text:span><text:span text:style-name="T6">bool</text:span><text:span text:style-name="T7"> AutoUpdate(Eventos item)</text:span></text:p>
            <text:p text:style-name="Standard"><text:span text:style-name="T7"><text:s text:c="8"/>{</text:span></text:p>
            <text:p text:style-name="Standard"><text:span text:style-name="T7"><text:s text:c="12"/></text:span><text:span text:style-name="T6">using</text:span><text:span text:style-name="T7"> (REventos rEventos = </text:span><text:span text:style-name="T6">new</text:span><text:span text:style-name="T7"> REventos())</text:span></text:p>
            <text:p text:style-name="Standard"><text:span text:style-name="T7"><text:s text:c="12"/>{</text:span></text:p>
            <text:p text:style-name="Standard"><text:span text:style-name="T7"><text:s text:c="16"/></text:span><text:span text:style-name="T6">var</text:span><text:span text:style-name="T7"> result = rEventos.Update(item, </text:span><text:span text:style-name="T6">new</text:span><text:span text:style-name="T7"> Tuple&lt;</text:span><text:span text:style-name="T6">string</text:span><text:span text:style-name="T7">, </text:span><text:span text:style-name="T6">string</text:span><text:span text:style-name="T7">&gt;(</text:span><text:span text:style-name="T9">"Id"</text:span><text:span text:style-name="T7">, </text:span><text:span text:style-name="T9">"2"</text:span><text:span text:style-name="T7">));</text:span></text:p>
            <text:p text:style-name="Standard"><text:span text:style-name="T7"><text:s text:c="16"/></text:span><text:span text:style-name="T6">return</text:span><text:span text:style-name="T7"> result;</text:span></text:p>
            <text:p text:style-name="Standard"><text:span text:style-name="T7"><text:s text:c="12"/>}</text:span></text:p>
            <text:p text:style-name="Standard"><text:span text:style-name="T7"><text:s text:c="8"/>}</text:span></text:p>
            <text:p text:style-name="P6"/>
            <text:p text:style-name="Standard"><text:span text:style-name="T7"><text:s text:c="8"/></text:span><text:span text:style-name="T6">public</text:span><text:span text:style-name="T7"> </text:span><text:span text:style-name="T6">bool</text:span><text:span text:style-name="T7"> AutoDelete(Eventos item)</text:span></text:p>
            <text:p text:style-name="Standard"><text:span text:style-name="T7"><text:s text:c="8"/>{</text:span></text:p>
            <text:p text:style-name="Standard"><text:span text:style-name="T7"><text:s text:c="12"/></text:span><text:span text:style-name="T6">using</text:span><text:span text:style-name="T7"> (REventos rEventos = </text:span><text:span text:style-name="T6">new</text:span><text:span text:style-name="T7"> REventos())</text:span></text:p>
            <text:p text:style-name="Standard"><text:span text:style-name="T7"><text:s text:c="12"/>{</text:span></text:p>
            <text:p text:style-name="Standard"><text:span text:style-name="T7"><text:s text:c="16"/></text:span><text:span text:style-name="T6">var</text:span><text:span text:style-name="T7"> result = rEventos.Delete(item, </text:span><text:span text:style-name="T6">new</text:span><text:span text:style-name="T7"> Tuple&lt;</text:span><text:span text:style-name="T6">string</text:span><text:span text:style-name="T7">, </text:span><text:span text:style-name="T6">string</text:span><text:span text:style-name="T7">&gt;(</text:span><text:span text:style-name="T9">"Id"</text:span><text:span text:style-name="T7">, </text:span><text:span text:style-name="T9">"1"</text:span><text:span text:style-name="T7">));</text:span></text:p>
            <text:p text:style-name="Standard"><text:span text:style-name="T7"><text:s text:c="16"/></text:span><text:span text:style-name="T6">return</text:span><text:span text:style-name="T7"> result;</text:span></text:p>
            <text:p text:style-name="Standard"><text:span text:style-name="T7"><text:s text:c="12"/>}</text:span></text:p>
            <text:p text:style-name="Standard"><text:span text:style-name="T7"><text:s text:c="8"/>}</text:span></text:p>
            <text:p text:style-name="Standard"><text:span text:style-name="T7"><text:s text:c="4"/>}</text:span></text:p>
            <text:p text:style-name="Standard"><text:span text:style-name="T7">}</text:span></text:p>
            <text:p text:style-name="P1"/>
          </table:table-cell>
        </table:table-row>
        <table:table-row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<text:span text:style-name="T6">using</text:span><text:span text:style-name="T7"> EasyAdo.Console.Negocios;</text:span></text:p>
            <text:p text:style-name="P6"/>
            <text:p text:style-name="Standard"><text:span text:style-name="T6">namespace</text:span><text:span text:style-name="T7"> EasyAdo.Console</text:span></text:p>
            <text:p text:style-name="Standard"><text:span text:style-name="T7">{</text:span></text:p>
            <text:p text:style-name="Standard"><text:span text:style-name="T7"><text:s text:c="4"/></text:span><text:span text:style-name="T6">public</text:span><text:span text:style-name="T7"> </text:span><text:span text:style-name="T6">class</text:span><text:span text:style-name="T7"> </text:span><text:span text:style-name="T8">Program</text:span></text:p>
            <text:p text:style-name="Standard"><text:span text:style-name="T7"><text:s text:c="4"/>{</text:span></text:p>
            <text:p text:style-name="Standard"><text:span text:style-name="T7"><text:s text:c="8"/></text:span><text:span text:style-name="T6">static</text:span><text:span text:style-name="T7"> </text:span><text:span text:style-name="T6">void</text:span><text:span text:style-name="T7"> Main(</text:span><text:span text:style-name="T6">string</text:span><text:span text:style-name="T7">[] args)</text:span></text:p>
            <text:p text:style-name="Standard"><text:span text:style-name="T7"><text:s text:c="8"/>{</text:span></text:p>
            <text:p text:style-name="Standard"><text:span text:style-name="T7"><text:s text:c="12"/></text:span><text:span text:style-name="T6">var</text:span><text:span text:style-name="T7"> resultGetByActivedAutoConverter =</text:span></text:p>
            <text:p text:style-name="Standard"><text:span text:style-name="T7"><text:s text:c="16"/></text:span><text:span text:style-name="T6">new</text:span><text:span text:style-name="T7"> NEventos().GetByActivedAutoConverter(</text:span><text:span text:style-name="T6">false</text:span><text:span text:style-name="T7">);</text:span></text:p>
            <text:p text:style-name="Standard"><text:span text:style-name="T7"><text:s text:c="12"/></text:span></text:p>
            <text:p text:style-name="Standard"><text:span text:style-name="T7"><text:s text:c="12"/></text:span><text:span text:style-name="T6">var</text:span><text:span text:style-name="T7"> resultGetByActivedManualConverter =</text:span></text:p>
            <text:p text:style-name="Standard"><text:span text:style-name="T7"><text:s text:c="16"/></text:span><text:span text:style-name="T6">new</text:span><text:span text:style-name="T7"> NEventos().GetByActivedManualConverter(</text:span><text:span text:style-name="T6">false</text:span><text:span text:style-name="T7">);</text:span></text:p>
            <text:p text:style-name="Standard"><text:span text:style-name="T7"><text:s text:c="8"/>}</text:span></text:p>
            <text:p text:style-name="Standard"><text:span text:style-name="T7"><text:s text:c="4"/>}</text:span></text:p>
            <text:p text:style-name="Standard"><text:span text:style-name="T7">}</text:span></text:p>
            <text:p text:style-name="P1"/>
          </table:table-cell>
        </table:table-row>
      </table:table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04:28:51.727000000</meta:creation-date>
    <meta:generator>LibreOffice/7.0.1.2$Windows_X86_64 LibreOffice_project/7cbcfc562f6eb6708b5ff7d7397325de9e764452</meta:generator>
    <dc:date>2022-02-16T06:44:02.186000000</dc:date>
    <meta:editing-duration>PT1H54M19S</meta:editing-duration>
    <meta:editing-cycles>1</meta:editing-cycles>
    <meta:document-statistic meta:table-count="1" meta:image-count="0" meta:object-count="0" meta:page-count="6" meta:paragraph-count="266" meta:word-count="894" meta:character-count="11652" meta:non-whitespace-character-count="7290"/>
  </office:meta>
</office:document-meta>
</file>